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ed49"/>
    </style:style>
    <style:style style:name="P2" style:family="paragraph" style:parent-style-name="Standard">
      <style:text-properties style:text-underline-style="none" fo:font-weight="normal" officeooo:rsid="000aed49" officeooo:paragraph-rsid="000aed49" style:font-weight-asian="normal" style:font-weight-complex="normal"/>
    </style:style>
    <style:style style:name="P3" style:family="paragraph" style:parent-style-name="Text_20_body">
      <style:text-properties style:text-underline-style="none" officeooo:rsid="000fd704" officeooo:paragraph-rsid="000fd704"/>
    </style:style>
    <style:style style:name="P4" style:family="paragraph" style:parent-style-name="Text_20_body" style:list-style-name="L1">
      <style:text-properties style:text-underline-style="none" officeooo:rsid="000fd704" officeooo:paragraph-rsid="000fd704"/>
    </style:style>
    <style:style style:name="P5" style:family="paragraph" style:parent-style-name="Text_20_body">
      <style:text-properties style:text-underline-style="none" officeooo:rsid="000fd704" officeooo:paragraph-rsid="001382c9"/>
    </style:style>
    <style:style style:name="P6" style:family="paragraph" style:parent-style-name="Heading_20_1">
      <style:text-properties style:text-underline-style="solid" style:text-underline-width="auto" style:text-underline-color="font-color" officeooo:rsid="000fd704" officeooo:paragraph-rsid="000fd704"/>
    </style:style>
    <style:style style:name="T1" style:family="text">
      <style:text-properties officeooo:rsid="0011c97f"/>
    </style:style>
    <style:style style:name="T2" style:family="text">
      <style:text-properties officeooo:rsid="001382c9"/>
    </style:style>
    <style:style style:name="T3" style:family="text">
      <style:text-properties officeooo:rsid="001386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asculine and Feminine Nouns:</text:h>
      <text:p text:style-name="P5">Words such as “une”, “la” <text:span text:style-name="T2">and “de la” </text:span>represent<text:span text:style-name="T2"> </text:span>feminine determin<text:span text:style-name="T2">ers</text:span> and words such “un”, “le” <text:span text:style-name="T2">and “du”</text:span> represent<text:span text:style-name="T2"> </text:span>masculine determin<text:span text:style-name="T1">ers</text:span>. They come before a noun to indicate its gender. </text:p>
      <text:p text:style-name="P3">See if you can choose the correct gendered determinant to match with a noun.</text:p>
      <text:list xml:id="list4277381082" text:style-name="L1">
        <text:list-item>
          <text:p text:style-name="P4">___ (le/la) chat.</text:p>
        </text:list-item>
        <text:list-item>
          <text:p text:style-name="P4">Mon papa fais ___ (du/de la) sport.</text:p>
        </text:list-item>
        <text:list-item>
          <text:p text:style-name="P4">___ <text:span text:style-name="T3">(un/une) femme.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26:20.318794187</meta:creation-date>
    <dc:date>2020-05-23T14:02:02.265736054</dc:date>
    <meta:editing-duration>PT4H14M4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4" meta:character-count="364" meta:non-whitespace-character-count="308"/>
  </office:meta>
</office:document-meta>
</file>